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lack" svg:font-family="Arial-Black" style:font-family-generic="roman"/>
    <style:font-face style:name="Consolas" svg:font-family="Consolas" style:font-family-generic="roman"/>
    <style:font-face style:name="Consolas-Bold" svg:font-family="Consolas-Bold" style:font-family-generic="roman"/>
    <style:font-face style:name="Consolas-Italic" svg:font-family="Consolas-Italic" style:font-family-generic="roman"/>
    <style:font-face style:name="CourierNewPSMT" svg:font-family="CourierNewPSMT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officeooo:rsid="000a6ba4" officeooo:paragraph-rsid="000a6ba4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0pt" officeooo:paragraph-rsid="000a6ba4" style:font-size-asian="10pt" style:font-size-complex="10pt"/>
    </style:style>
    <style:style style:name="P4" style:family="paragraph" style:parent-style-name="Preformatted_20_Text">
      <style:text-properties officeooo:rsid="000a6ba4" officeooo:paragraph-rsid="000a6ba4"/>
    </style:style>
    <style:style style:name="P5" style:family="paragraph" style:parent-style-name="Preformatted_20_Text">
      <style:paragraph-properties fo:text-align="center" style:justify-single-word="false"/>
      <style:text-properties officeooo:rsid="000a6ba4" officeooo:paragraph-rsid="000a6ba4"/>
    </style:style>
    <style:style style:name="P6" style:family="paragraph" style:parent-style-name="Preformatted_20_Text">
      <style:paragraph-properties fo:text-align="end" style:justify-single-word="false"/>
      <style:text-properties officeooo:rsid="000a6ba4" officeooo:paragraph-rsid="000a6ba4"/>
    </style:style>
    <style:style style:name="P7" style:family="paragraph" style:parent-style-name="Preformatted_20_Text">
      <style:paragraph-properties fo:text-align="start" style:justify-single-word="false"/>
      <style:text-properties officeooo:rsid="000a6ba4" officeooo:paragraph-rsid="000a6ba4"/>
    </style:style>
    <style:style style:name="T1" style:family="text">
      <style:text-properties fo:color="#000000" style:font-name="Consolas-Italic" fo:font-style="italic" style:font-style-asian="italic"/>
    </style:style>
    <style:style style:name="T2" style:family="text">
      <style:text-properties fo:color="#000000" style:font-name="Consolas-Italic" fo:font-style="italic" fo:font-weight="normal" style:font-style-asian="italic" style:font-weight-asian="normal"/>
    </style:style>
    <style:style style:name="T3" style:family="text">
      <style:text-properties fo:color="#000000" style:font-name="Consolas" fo:font-style="normal" style:font-style-asian="normal"/>
    </style:style>
    <style:style style:name="T4" style:family="text">
      <style:text-properties fo:color="#000000" style:font-name="Consolas" fo:font-style="normal" fo:font-weight="normal" style:font-style-asian="normal" style:font-weight-asian="normal"/>
    </style:style>
    <style:style style:name="T5" style:family="text">
      <style:text-properties fo:color="#000000" style:font-name="Consolas" fo:font-style="normal" fo:font-weight="normal" officeooo:rsid="000a6ba4" style:font-style-asian="normal" style:font-weight-asian="normal"/>
    </style:style>
    <style:style style:name="T6" style:family="text">
      <style:text-properties fo:color="#000000" style:font-name="Arial-Black" fo:font-style="normal" fo:font-weight="bold" style:font-style-asian="normal" style:font-weight-asian="bold"/>
    </style:style>
    <style:style style:name="T7" style:family="text">
      <style:text-properties fo:color="#000000" style:font-name="Consolas-Bold" fo:font-style="normal" fo:font-weight="bold" style:font-style-asian="normal" style:font-weight-asian="bold"/>
    </style:style>
    <style:style style:name="T8" style:family="text">
      <style:text-properties fo:color="#000000" style:font-name="CourierNewPSMT" fo:font-style="normal" fo:font-weight="normal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 Assignment 3</text:p>
      <text:p text:style-name="P6">Matthew Carlis</text:p>
      <text:p text:style-name="P6">program.l</text:p>
      <text:p text:style-name="P6"/>
      <text:p text:style-name="P7">Using the runtime stack and the expression grammar/parser from lab exercise 6 shown below, a simple assembly compiler was created to parse expression grammars. <text:s/>The output of the compiler is an assembly program to compute the specified input equation in the form of (a + b – c * d / e) where a,b,c,d,e are valid integers, the operators are in any order, and the equation forms a valid representation. </text:p>
      <text:p text:style-name="P7"/>
      <text:p text:style-name="P1"><text:span text:style-name="T1">Goal </text:span><text:span text:style-name="T3">→ </text:span><text:span text:style-name="T1">E</text:span></text:p>
      <text:p text:style-name="P3"><text:span text:style-name="T1">E </text:span><text:span text:style-name="T3">→ </text:span><text:span text:style-name="T1">T EP </text:span></text:p>
      <text:p text:style-name="P3"><text:span text:style-name="T1">EP </text:span><text:span text:style-name="T3">→ </text:span><text:span text:style-name="T6">+ </text:span><text:span text:style-name="T2">T EP</text:span></text:p>
      <text:p text:style-name="P2"><text:span text:style-name="T4"><text:tab/>| </text:span><text:span text:style-name="T7">- </text:span><text:span text:style-name="T2">T EP</text:span></text:p>
      <text:p text:style-name="P3"><text:span text:style-name="T4"><text:tab/>| </text:span><text:span text:style-name="T6">ε </text:span></text:p>
      <text:p text:style-name="P3"><text:span text:style-name="T2">T </text:span><text:span text:style-name="T4">→ </text:span><text:span text:style-name="T2">F TP</text:span></text:p>
      <text:p text:style-name="P3"><text:span text:style-name="T2">TP </text:span><text:span text:style-name="T4">→ </text:span><text:span text:style-name="T6">* </text:span><text:span text:style-name="T2">F TP</text:span></text:p>
      <text:p text:style-name="P3"><text:span text:style-name="T4"><text:tab/></text:span><text:span text:style-name="T5">| </text:span><text:span text:style-name="T6">/ </text:span><text:span text:style-name="T2">F TP</text:span></text:p>
      <text:p text:style-name="P2"><text:span text:style-name="T4"><text:tab/>| </text:span><text:span text:style-name="T6">ε</text:span></text:p>
      <text:p text:style-name="P2"><text:span text:style-name="T4">F → </text:span><text:span text:style-name="T7">num </text:span><text:span text:style-name="T8">| </text:span><text:span text:style-name="T7">id </text:span><text:span text:style-name="T8">| </text:span><text:span text:style-name="T6">( </text:span><text:span text:style-name="T2">E </text:span><text:span text:style-name="T6">)</text:span></text:p>
      <text:p text:style-name="P7"/>
      <text:p text:style-name="P7">When the parser encounters the Terminal num from the Nonterminal F, it pushes the value on to the stack, whereas when the parser encounters EP or TP with the operators (+,-,/,*) it pops two values off the stack, applies any prerequisite operations to the operation, performs the operation and pushes the result onto the stack. <text:s/>At the end of the program the top of the stack is popped off which is the result and it is printed to the screen. <text:s/>Boilerplate is applied at the entry to the main program and just before the exit of the main program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%{</text:p>
      <text:p text:style-name="P4">#include &lt;stdio.h&gt;</text:p>
      <text:p text:style-name="P4"/>
      <text:p text:style-name="P4">char blob[100];</text:p>
      <text:p text:style-name="P4">// To set DEBUG debug=1</text:p>
      <text:p text:style-name="P4">int debug=0;</text:p>
      <text:p text:style-name="P4">int class;</text:p>
      <text:p text:style-name="P4"/>
      <text:p text:style-name="P4">#define OP <text:s text:c="5"/>1</text:p>
      <text:p text:style-name="P4">#define ASSIGN <text:s/>2</text:p>
      <text:p text:style-name="P4">#define NUM <text:s text:c="4"/>3</text:p>
      <text:p text:style-name="P4">#define ID <text:s text:c="5"/>4</text:p>
      <text:p text:style-name="P4">#define TOKEN <text:s text:c="2"/>5</text:p>
      <text:p text:style-name="P4"/>
      <text:p text:style-name="P4">void Fail();</text:p>
      <text:p text:style-name="P4">int Expr();</text:p>
      <text:p text:style-name="P4">int EPrime();</text:p>
      <text:p text:style-name="P4">int Term();</text:p>
      <text:p text:style-name="P4">int TPrime();</text:p>
      <text:p text:style-name="P4">int Factor();</text:p>
      <text:p text:style-name="P4"/>
      <text:p text:style-name="P4"/>
      <text:p text:style-name="P4"/>
      <text:p text:style-name="P4"/>
      <text:p text:style-name="P4">%}</text:p>
      <text:p text:style-name="P4"/>
      <text:p text:style-name="P4">digit [0-9]</text:p>
      <text:p text:style-name="P4">letter [a-zA-Z]</text:p>
      <text:p text:style-name="P4">assign =</text:p>
      <text:p text:style-name="P4">oper [\+|\-|\*|\/]</text:p>
      <text:p text:style-name="P4"/>
      <text:p text:style-name="P4">num {digit}+</text:p>
      <text:p text:style-name="P4"/>
      <text:p text:style-name="P4">id {letter}({letter}|{digit})*</text:p>
      <text:p text:style-name="P4"/>
      <text:p text:style-name="P4">whitespace [ \t\n]*</text:p>
      <text:p text:style-name="P4"/>
      <text:p text:style-name="P4"/>
      <text:p text:style-name="P4">%%</text:p>
      <text:p text:style-name="P4"/>
      <text:p text:style-name="P4">\( <text:s text:c="13"/>return('(');</text:p>
      <text:p text:style-name="P4">\) <text:s text:c="13"/>return(')');</text:p>
      <text:p text:style-name="P4">{oper} <text:s text:c="9"/>return(OP);</text:p>
      <text:p text:style-name="P4">{assign} <text:s text:c="7"/>return(ASSIGN);</text:p>
      <text:p text:style-name="P4"/>
      <text:p text:style-name="P4">{num} <text:s text:c="10"/>return(NUM);</text:p>
      <text:p text:style-name="P4">{id} <text:s text:c="11"/>return(ID);</text:p>
      <text:p text:style-name="P4">&lt;&lt;EOF&gt;&gt; <text:s text:c="8"/>return(EOF);</text:p>
      <text:p text:style-name="P4">{whitespace} <text:s text:c="3"/>;</text:p>
      <text:p text:style-name="P4"/>
      <text:p text:style-name="P4">%%</text:p>
      <text:p text:style-name="P4"/>
      <text:p text:style-name="P4">void TopBoilerPlate() {</text:p>
      <text:p text:style-name="P4"><text:s text:c="4"/>if (debug == 0) {</text:p>
      <text:p text:style-name="P4"><text:s text:c="8"/>printf("\n");</text:p>
      <text:p text:style-name="P4"><text:s text:c="8"/>printf("SECTION .data\n");</text:p>
      <text:p text:style-name="P4"><text:soft-page-break/><text:s text:c="8"/>printf("ResultPrint: db \"%%u\",10,0\n");</text:p>
      <text:p text:style-name="P4"><text:s text:c="8"/>printf("SECTION .bss\n");</text:p>
      <text:p text:style-name="P4"><text:s text:c="8"/>printf("SECTION .text\n");</text:p>
      <text:p text:style-name="P4"><text:s text:c="8"/>printf("extern printf\n");</text:p>
      <text:p text:style-name="P4"><text:s text:c="8"/>printf("global main\n");</text:p>
      <text:p text:style-name="P4"><text:s text:c="8"/>printf("main:\n");</text:p>
      <text:p text:style-name="P4"><text:s text:c="8"/>printf("\tnop\n");</text:p>
      <text:p text:style-name="P4"><text:s text:c="8"/>printf("\tpush ebp\n");</text:p>
      <text:p text:style-name="P4"><text:s text:c="8"/>printf("\tmov ebp,esp\n");</text:p>
      <text:p text:style-name="P4"><text:s text:c="8"/>printf("\tpush ebx\n");</text:p>
      <text:p text:style-name="P4"><text:s text:c="8"/>printf("\tpush esi\n");</text:p>
      <text:p text:style-name="P4"><text:s text:c="8"/>printf("\tpush edi\n");</text:p>
      <text:p text:style-name="P4"><text:s text:c="8"/>printf("; Everything before this is boilerplate.\n");</text:p>
      <text:p text:style-name="P4"><text:s text:c="8"/>printf("\n");</text:p>
      <text:p text:style-name="P4"><text:s text:c="4"/>}</text:p>
      <text:p text:style-name="P4">}</text:p>
      <text:p text:style-name="P4"/>
      <text:p text:style-name="P4">void BottomBoilerPlate() {</text:p>
      <text:p text:style-name="P4"><text:s text:c="4"/>if (debug == 0) {</text:p>
      <text:p text:style-name="P4"><text:s text:c="8"/>printf("\tpush ResultPrint\n");</text:p>
      <text:p text:style-name="P4"><text:s text:c="8"/>printf("\tcall printf\n");</text:p>
      <text:p text:style-name="P4"><text:s text:c="8"/>printf("\tadd esp,8\n");</text:p>
      <text:p text:style-name="P4"><text:s text:c="8"/>printf("\n");</text:p>
      <text:p text:style-name="P4"><text:s text:c="8"/>printf("; Everything after this is boilerplate.\n");</text:p>
      <text:p text:style-name="P4"><text:s text:c="8"/>printf("\tpop edi\n");</text:p>
      <text:p text:style-name="P4"><text:s text:c="8"/>printf("\tpop esi\n");</text:p>
      <text:p text:style-name="P4"><text:s text:c="8"/>printf("\tpop ebx\n");</text:p>
      <text:p text:style-name="P4"><text:s text:c="8"/>printf("\tmov esp,ebp\n");</text:p>
      <text:p text:style-name="P4"><text:s text:c="8"/>printf("\tpop ebp\n");</text:p>
      <text:p text:style-name="P4"><text:s text:c="8"/>printf("\tret\n");</text:p>
      <text:p text:style-name="P4"><text:s text:c="8"/>printf("\n");</text:p>
      <text:p text:style-name="P4"><text:s text:c="4"/>}</text:p>
      <text:p text:style-name="P4"/>
      <text:p text:style-name="P4">}</text:p>
      <text:p text:style-name="P4"/>
      <text:p text:style-name="P4">int main(int argc, char *argv[]) {</text:p>
      <text:p text:style-name="P4"><text:s text:c="4"/>TopBoilerPlate();</text:p>
      <text:p text:style-name="P4"/>
      <text:p text:style-name="P4"><text:s text:c="4"/>class = yylex();</text:p>
      <text:p text:style-name="P4"><text:s text:c="4"/>sprintf(blob, "%s", yytext); </text:p>
      <text:p text:style-name="P4"><text:s text:c="4"/>if (debug == 1)</text:p>
      <text:p text:style-name="P4"><text:s text:c="8"/>printf("copied %d %s\n", class, blob);</text:p>
      <text:p text:style-name="P4"><text:s text:c="4"/>if (Expr() == 1) {</text:p>
      <text:p text:style-name="P4"><text:s text:c="8"/>if (class == EOF) {</text:p>
      <text:p text:style-name="P4"><text:s text:c="12"/>//printf("SUCCESS\n");</text:p>
      <text:p text:style-name="P4"><text:s text:c="12"/>BottomBoilerPlate();</text:p>
      <text:p text:style-name="P4"><text:s text:c="12"/>return 1;</text:p>
      <text:p text:style-name="P4"><text:s text:c="8"/>}</text:p>
      <text:p text:style-name="P4"><text:s text:c="4"/>}</text:p>
      <text:p text:style-name="P4"><text:s text:c="4"/>Fail();</text:p>
      <text:p text:style-name="P4">}</text:p>
      <text:p text:style-name="P4"/>
      <text:p text:style-name="P4">void Fail() {</text:p>
      <text:p text:style-name="P4"><text:s text:c="4"/>printf("SYNTAX ERROR\n");</text:p>
      <text:p text:style-name="P4"><text:s text:c="4"/>exit(0);</text:p>
      <text:p text:style-name="P4">}</text:p>
      <text:p text:style-name="P4"/>
      <text:p text:style-name="P4">int Expr() {</text:p>
      <text:p text:style-name="P4"><text:s text:c="4"/>if (debug == 1)</text:p>
      <text:p text:style-name="P4"><text:soft-page-break/><text:s text:c="8"/>printf("Expr()\n");</text:p>
      <text:p text:style-name="P4"><text:s text:c="4"/>if (Term() == 1)</text:p>
      <text:p text:style-name="P4"><text:s text:c="8"/>return EPrime(); </text:p>
      <text:p text:style-name="P4"><text:s text:c="4"/>else Fail();</text:p>
      <text:p text:style-name="P4">}</text:p>
      <text:p text:style-name="P4"/>
      <text:p text:style-name="P4">int EPrime() {</text:p>
      <text:p text:style-name="P4"><text:s text:c="4"/>char op;</text:p>
      <text:p text:style-name="P4"><text:s text:c="4"/>if (debug == 1)</text:p>
      <text:p text:style-name="P4"><text:s text:c="8"/>printf("EPrime(): %d %s\n", class, yytext);</text:p>
      <text:p text:style-name="P4"/>
      <text:p text:style-name="P4"><text:s text:c="4"/>if (class == OP &amp;&amp; (strcmp("+", blob) == 0 ||</text:p>
      <text:p text:style-name="P4"><text:s text:c="24"/>strcmp("-", blob) == 0)) {</text:p>
      <text:p text:style-name="P4"><text:s text:c="8"/>sprintf(&amp;op, "%s", blob);</text:p>
      <text:p text:style-name="P4"/>
      <text:p text:style-name="P4"><text:s text:c="8"/>class = yylex();</text:p>
      <text:p text:style-name="P4"><text:s text:c="8"/>sprintf(blob, "%s", yytext); </text:p>
      <text:p text:style-name="P4"><text:s text:c="8"/>if (Term() == 1) {</text:p>
      <text:p text:style-name="P4"/>
      <text:p text:style-name="P4"><text:s text:c="12"/>if (debug == 0) {</text:p>
      <text:p text:style-name="P4"><text:s text:c="16"/>printf("\tpop ecx\n");</text:p>
      <text:p text:style-name="P4"><text:s text:c="16"/>printf("\tpop eax\n");</text:p>
      <text:p text:style-name="P4"><text:s text:c="16"/>if (strcmp("+", &amp;op) == 0) {</text:p>
      <text:p text:style-name="P4"><text:s text:c="20"/>printf("\tadd eax,ecx\n");</text:p>
      <text:p text:style-name="P4"><text:s text:c="16"/>} else if (strcmp("-", &amp;op) == 0) {</text:p>
      <text:p text:style-name="P4"><text:s text:c="20"/>printf("\tsub eax,ecx\n");</text:p>
      <text:p text:style-name="P4"><text:s text:c="16"/>}</text:p>
      <text:p text:style-name="P4"><text:s text:c="16"/>printf("\tpush eax\n");</text:p>
      <text:p text:style-name="P4"><text:s text:c="12"/>}</text:p>
      <text:p text:style-name="P4"/>
      <text:p text:style-name="P4"><text:s text:c="12"/>return EPrime();</text:p>
      <text:p text:style-name="P4"><text:s text:c="8"/>} else {</text:p>
      <text:p text:style-name="P4"><text:s text:c="12"/>Fail();</text:p>
      <text:p text:style-name="P4"><text:s text:c="8"/>}</text:p>
      <text:p text:style-name="P4"><text:s text:c="4"/>} else if (strcmp(")", blob) == 0 || class == EOF) {</text:p>
      <text:p text:style-name="P4"><text:s text:c="8"/>return 1;</text:p>
      <text:p text:style-name="P4"><text:s text:c="4"/>}</text:p>
      <text:p text:style-name="P4"><text:s text:c="4"/>return 0;</text:p>
      <text:p text:style-name="P4">}</text:p>
      <text:p text:style-name="P4"/>
      <text:p text:style-name="P4">int Term() {</text:p>
      <text:p text:style-name="P4"><text:s text:c="4"/>if (Factor() == 1)</text:p>
      <text:p text:style-name="P4"><text:s text:c="8"/>return TPrime();</text:p>
      <text:p text:style-name="P4"><text:s text:c="4"/>else Fail();</text:p>
      <text:p text:style-name="P4">}</text:p>
      <text:p text:style-name="P4"/>
      <text:p text:style-name="P4">int TPrime() {</text:p>
      <text:p text:style-name="P4"><text:s text:c="4"/>char op[4];</text:p>
      <text:p text:style-name="P4"><text:s text:c="4"/>if (debug == 1)</text:p>
      <text:p text:style-name="P4"><text:s text:c="8"/>printf("TPrime(): %s\n", blob);</text:p>
      <text:p text:style-name="P4"/>
      <text:p text:style-name="P4"><text:s text:c="4"/>if (class == OP &amp;&amp; (strcmp("*", blob) == 0 ||</text:p>
      <text:p text:style-name="P4"><text:s text:c="24"/>strcmp("/", blob) == 0)) {</text:p>
      <text:p text:style-name="P4"><text:s text:c="8"/>sprintf(op, "%s", blob);</text:p>
      <text:p text:style-name="P4"/>
      <text:p text:style-name="P4"><text:s text:c="8"/>class = yylex();</text:p>
      <text:p text:style-name="P4"><text:s text:c="8"/>sprintf(blob, "%s", yytext); </text:p>
      <text:p text:style-name="P4"/>
      <text:p text:style-name="P4"><text:s text:c="8"/>if (Factor() == 1) {</text:p>
      <text:p text:style-name="P4"><text:soft-page-break/><text:s text:c="12"/>if (debug == 0) {</text:p>
      <text:p text:style-name="P4"><text:s text:c="16"/>if (strcmp("*", op) == 0) {</text:p>
      <text:p text:style-name="P4"><text:s text:c="20"/>printf("\tpop eax\n");</text:p>
      <text:p text:style-name="P4"><text:s text:c="20"/>printf("\tpop ebx\n");</text:p>
      <text:p text:style-name="P4"><text:s text:c="20"/>printf("\timul ebx\n");</text:p>
      <text:p text:style-name="P4"><text:s text:c="16"/>} else if (strcmp("/", op) == 0) {</text:p>
      <text:p text:style-name="P4"><text:s text:c="20"/>printf("\tpop ebx\n");</text:p>
      <text:p text:style-name="P4"><text:s text:c="20"/>printf("\tpop eax\n");</text:p>
      <text:p text:style-name="P4"><text:s text:c="20"/>printf("\txor edx,edx\n");</text:p>
      <text:p text:style-name="P4"><text:s text:c="20"/>printf("\tdiv ebx\n");</text:p>
      <text:p text:style-name="P4"><text:s text:c="16"/>}</text:p>
      <text:p text:style-name="P4"><text:s text:c="16"/>printf("\tpush eax\n");</text:p>
      <text:p text:style-name="P4"><text:s text:c="12"/>}</text:p>
      <text:p text:style-name="P4"/>
      <text:p text:style-name="P4"><text:s text:c="12"/>return TPrime();</text:p>
      <text:p text:style-name="P4"><text:s text:c="8"/>} else {</text:p>
      <text:p text:style-name="P4"><text:s text:c="12"/>Fail();</text:p>
      <text:p text:style-name="P4"><text:s text:c="8"/>}</text:p>
      <text:p text:style-name="P4"><text:s text:c="4"/>} else if (strcmp("+", blob) == 0 ||</text:p>
      <text:p text:style-name="P4"><text:s text:c="15"/>strcmp("-", blob) == 0 ||</text:p>
      <text:p text:style-name="P4"><text:s text:c="15"/>strcmp(")", blob) == 0 ||</text:p>
      <text:p text:style-name="P4"><text:s text:c="15"/>class == EOF) {</text:p>
      <text:p text:style-name="P4"><text:s text:c="8"/>return 1;</text:p>
      <text:p text:style-name="P4"><text:s text:c="4"/>}</text:p>
      <text:p text:style-name="P4"><text:s text:c="4"/>return 0;</text:p>
      <text:p text:style-name="P4">}</text:p>
      <text:p text:style-name="P4"/>
      <text:p text:style-name="P4">int Factor() {</text:p>
      <text:p text:style-name="P4"><text:s text:c="4"/>if (debug == 1)</text:p>
      <text:p text:style-name="P4"><text:s text:c="8"/>printf("Factor(): %d, %s\n", class, yytext);</text:p>
      <text:p text:style-name="P4"><text:s text:c="4"/>if (strcmp("(", blob) == 0) {</text:p>
      <text:p text:style-name="P4"><text:s text:c="8"/>class = yylex();</text:p>
      <text:p text:style-name="P4"><text:s text:c="8"/>sprintf(blob, "%s", yytext); </text:p>
      <text:p text:style-name="P4"><text:s text:c="8"/>if (Expr() != 1)</text:p>
      <text:p text:style-name="P4"><text:s text:c="12"/>Fail();</text:p>
      <text:p text:style-name="P4"><text:s text:c="8"/>if (strcmp(")", blob) != 0)</text:p>
      <text:p text:style-name="P4"><text:s text:c="12"/>Fail();</text:p>
      <text:p text:style-name="P4"><text:s text:c="8"/>class = yylex();</text:p>
      <text:p text:style-name="P4"><text:s text:c="8"/>sprintf(blob, "%s", yytext); </text:p>
      <text:p text:style-name="P4"><text:s text:c="8"/>return 1;</text:p>
      <text:p text:style-name="P4"><text:s text:c="4"/>} else if (class == NUM || class == ID) {</text:p>
      <text:p text:style-name="P4"><text:s text:c="8"/>if (debug == 0) {</text:p>
      <text:p text:style-name="P4"><text:s text:c="12"/>printf("\tpush dword %s\n", blob);</text:p>
      <text:p text:style-name="P4"><text:s text:c="8"/>}</text:p>
      <text:p text:style-name="P4"><text:s text:c="8"/>class = yylex();</text:p>
      <text:p text:style-name="P4"><text:s text:c="8"/>sprintf(blob, "%s", yytext); </text:p>
      <text:p text:style-name="P4"/>
      <text:p text:style-name="P4"><text:s text:c="8"/>if (debug == 1)</text:p>
      <text:p text:style-name="P4"><text:s text:c="12"/>printf("eof? %d, %s\n", class, yytext);</text:p>
      <text:p text:style-name="P4"><text:s text:c="8"/>return 1;</text:p>
      <text:p text:style-name="P4"><text:s text:c="4"/>}</text:p>
      <text:p text:style-name="P4"><text:s text:c="4"/>Fail();</text:p>
      <text:p text:style-name="P4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lack" svg:font-family="Arial-Black" style:font-family-generic="roman"/>
    <style:font-face style:name="Consolas" svg:font-family="Consolas" style:font-family-generic="roman"/>
    <style:font-face style:name="Consolas-Bold" svg:font-family="Consolas-Bold" style:font-family-generic="roman"/>
    <style:font-face style:name="Consolas-Italic" svg:font-family="Consolas-Italic" style:font-family-generic="roman"/>
    <style:font-face style:name="CourierNewPSMT" svg:font-family="CourierNewPSMT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17:27:44.197947458</dc:date>
    <meta:document-statistic meta:table-count="0" meta:image-count="0" meta:object-count="0" meta:page-count="5" meta:paragraph-count="206" meta:word-count="741" meta:character-count="5797" meta:non-whitespace-character-count="3887"/>
    <meta:generator>LibreOffice/4.2.8.2$Linux_X86_64 LibreOffice_project/420m0$Build-2</meta:generator>
  </office:meta>
</office:document-meta>
</file>